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number-columns-repeated="3" table:default-cell-style-name="Default"/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(0)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Wait</text:p>
          </table:table-cell>
          <table:table-cell table:number-columns-repeated="2"/>
          <table:table-cell office:value-type="string" calcext:value-type="string">
            <text:p>Wait_singl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$C6]/[.$D6]/[.$E6]" office:value-type="float" office:value="0.666666666666667" calcext:value-type="float">
            <text:p>0.666666666666667</text:p>
          </table:table-cell>
          <table:table-cell table:formula="of:=1/(1+2*[.$F6]+(4*[.$F6]*[.$F6]/(2*(1-[.$F6]))))" office:value-type="float" office:value="0.2" calcext:value-type="float">
            <text:p>0.2</text:p>
          </table:table-cell>
          <table:table-cell table:formula="of:=(4*[.$F6]*[.$F6]/(2*(1-[.$F6])))*[.$G6]" office:value-type="float" office:value="0.533333333333333" calcext:value-type="float">
            <text:p>0.533333333333333</text:p>
          </table:table-cell>
          <table:table-cell table:formula="of:=(1/2*[.$H6]*1/2/[.$D6]/(1-[.$F6]/2))*(1+1/(1-[.$F6]))" office:value-type="float" office:value="0.266666666666667" calcext:value-type="float">
            <text:p>0.266666666666667</text:p>
          </table:table-cell>
          <table:table-cell table:number-columns-repeated="2"/>
          <table:table-cell table:formula="of:=(0.5*[.$F6]*(1/[.$D6])/(1-[.$F6] * 0.5))*(1+1/(1-[.$F6]))" office:value-type="float" office:value="0.666666666666666" calcext:value-type="float">
            <text:p>0.666666666666666</text:p>
          </table:table-cell>
        </table:table-row>
        <table:table-row table:style-name="ro1">
          <table:table-cell table:number-columns-repeated="2"/>
          <table:table-cell table:style-name="Default" office:value-type="float" office:value="0.54" calcext:value-type="float">
            <table:cell-range-source table:name="CSV_all" xlink:type="simple" xlink:href="../../out.csv" table:filter-name="Text - txt - csv (StarCalc)" table:filter-options="9/59/44,34,76,1,,0,false,false,true,false,false,0,false" table:last-column-spanned="2" table:last-row-spanned="12"/>
            <text:p>0.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C7]/[.$D7]/[.$E7]" office:value-type="float" office:value="0.135" calcext:value-type="float">
            <text:p>0.135</text:p>
          </table:table-cell>
          <table:table-cell table:formula="of:=1/(1+2*[.$F7]+(4*[.$F7]*[.$F7]/(2*(1-[.$F7]))))" office:value-type="float" office:value="0.762114537444934" calcext:value-type="float">
            <text:p>0.762114537444934</text:p>
          </table:table-cell>
          <table:table-cell table:formula="of:=(4*[.$F7]*[.$F7]/(2*(1-[.$F7])))*[.$G7]" office:value-type="float" office:value="0.0321145374449339" calcext:value-type="float">
            <text:p>0.0321145374449339</text:p>
          </table:table-cell>
          <table:table-cell table:formula="of:=(1/2*[.$H7]*1/2/[.$D7]/(1-[.$F7]/2))*(1+1/(1-[.$F7]))" office:value-type="float" office:value="0.00464082911053958" calcext:value-type="float">
            <text:p>0.00464082911053958</text:p>
          </table:table-cell>
          <table:table-cell table:number-columns-repeated="2"/>
          <table:table-cell table:formula="of:=(0.5*[.$F7]*(1/[.$D7])/(1-[.$F7] * 0.5))*(1+1/(1-[.$F7]))" office:value-type="float" office:value="0.0390173410404624" calcext:value-type="float">
            <text:p>0.0390173410404624</text:p>
          </table:table-cell>
        </table:table-row>
        <table:table-row table:style-name="ro1">
          <table:table-cell table:number-columns-repeated="2"/>
          <table:table-cell table:style-name="Default" office:value-type="float" office:value="0.495" calcext:value-type="float">
            <text:p>0.49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C8]/[.$D8]/[.$E8]" office:value-type="float" office:value="0.12375" calcext:value-type="float">
            <text:p>0.12375</text:p>
          </table:table-cell>
          <table:table-cell table:formula="of:=1/(1+2*[.$F8]+(4*[.$F8]*[.$F8]/(2*(1-[.$F8]))))" office:value-type="float" office:value="0.779755283648498" calcext:value-type="float">
            <text:p>0.779755283648498</text:p>
          </table:table-cell>
          <table:table-cell table:formula="of:=(4*[.$F8]*[.$F8]/(2*(1-[.$F8])))*[.$G8]" office:value-type="float" office:value="0.0272552836484983" calcext:value-type="float">
            <text:p>0.0272552836484983</text:p>
          </table:table-cell>
          <table:table-cell table:formula="of:=(1/2*[.$H8]*1/2/[.$D8]/(1-[.$F8]/2))*(1+1/(1-[.$F8]))" office:value-type="float" office:value="0.00388805758181146" calcext:value-type="float">
            <text:p>0.00388805758181146</text:p>
          </table:table-cell>
          <table:table-cell table:number-columns-repeated="2"/>
          <table:table-cell table:formula="of:=(0.5*[.$F8]*(1/[.$D8])/(1-[.$F8] * 0.5))*(1+1/(1-[.$F8]))" office:value-type="float" office:value="0.0353067047075606" calcext:value-type="float">
            <text:p>0.0353067047075606</text:p>
          </table:table-cell>
        </table:table-row>
        <table:table-row table:style-name="ro1">
          <table:table-cell table:number-columns-repeated="2"/>
          <table:table-cell table:style-name="Default" office:value-type="float" office:value="1.055" calcext:value-type="float">
            <text:p>1.05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[.$C9]/[.$D9]/[.$E9]" office:value-type="float" office:value="0.5275" calcext:value-type="float">
            <text:p>0.5275</text:p>
          </table:table-cell>
          <table:table-cell table:formula="of:=1/(1+2*[.$F9]+(4*[.$F9]*[.$F9]/(2*(1-[.$F9]))))" office:value-type="float" office:value="0.309328968903437" calcext:value-type="float">
            <text:p>0.309328968903437</text:p>
          </table:table-cell>
          <table:table-cell table:formula="of:=(4*[.$F9]*[.$F9]/(2*(1-[.$F9])))*[.$G9]" office:value-type="float" office:value="0.364328968903437" calcext:value-type="float">
            <text:p>0.364328968903437</text:p>
          </table:table-cell>
          <table:table-cell table:formula="of:=(1/2*[.$H9]*1/2/[.$D9]/(1-[.$F9]/2))*(1+1/(1-[.$F9]))" office:value-type="float" office:value="0.192766650213459" calcext:value-type="float">
            <text:p>0.192766650213459</text:p>
          </table:table-cell>
          <table:table-cell table:number-columns-repeated="2"/>
          <table:table-cell table:formula="of:=(0.5*[.$F9]*(1/[.$D9])/(1-[.$F9] * 0.5))*(1+1/(1-[.$F9]))" office:value-type="float" office:value="0.558201058201058" calcext:value-type="float">
            <text:p>0.558201058201058</text:p>
          </table:table-cell>
        </table:table-row>
        <table:table-row table:style-name="ro1">
          <table:table-cell table:number-columns-repeated="2"/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formula="of:=[.$C10]/[.$D10]/[.$E10]" office:value-type="float" office:value="0.0114285714285714" calcext:value-type="float">
            <text:p>0.0114285714285714</text:p>
          </table:table-cell>
          <table:table-cell table:formula="of:=1/(1+2*[.$F10]+(4*[.$F10]*[.$F10]/(2*(1-[.$F10]))))" office:value-type="float" office:value="0.977401129943503" calcext:value-type="float">
            <text:p>0.977401129943503</text:p>
          </table:table-cell>
          <table:table-cell table:formula="of:=(4*[.$F10]*[.$F10]/(2*(1-[.$F10])))*[.$G10]" office:value-type="float" office:value="0.000258272800645682" calcext:value-type="float">
            <text:p>0.000258272800645682</text:p>
          </table:table-cell>
          <table:table-cell table:formula="of:=(1/2*[.$H10]*1/2/[.$D10]/(1-[.$F10]/2))*(1+1/(1-[.$F10]))" office:value-type="float" office:value="0.00000933066476321105" calcext:value-type="float">
            <text:p>9.33066476321105E-06</text:p>
          </table:table-cell>
          <table:table-cell table:number-columns-repeated="2"/>
          <table:table-cell table:formula="of:=(0.5*[.$F10]*(1/[.$D10])/(1-[.$F10] * 0.5))*(1+1/(1-[.$F10]))" office:value-type="float" office:value="0.000825763831544178" calcext:value-type="float">
            <text:p>0.000825763831544178</text:p>
          </table:table-cell>
        </table:table-row>
        <table:table-row table:style-name="ro1">
          <table:table-cell table:number-columns-repeated="2"/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formula="of:=[.$C11]/[.$D11]/[.$E11]" office:value-type="float" office:value="0.226666666666667" calcext:value-type="float">
            <text:p>0.226666666666667</text:p>
          </table:table-cell>
          <table:table-cell table:formula="of:=1/(1+2*[.$F11]+(4*[.$F11]*[.$F11]/(2*(1-[.$F11]))))" office:value-type="float" office:value="0.630434782608696" calcext:value-type="float">
            <text:p>0.630434782608696</text:p>
          </table:table-cell>
          <table:table-cell table:formula="of:=(4*[.$F11]*[.$F11]/(2*(1-[.$F11])))*[.$G11]" office:value-type="float" office:value="0.083768115942029" calcext:value-type="float">
            <text:p>0.083768115942029</text:p>
          </table:table-cell>
          <table:table-cell table:formula="of:=(1/2*[.$H11]*1/2/[.$D11]/(1-[.$F11]/2))*(1+1/(1-[.$F11]))" office:value-type="float" office:value="0.0180534732633683" calcext:value-type="float">
            <text:p>0.0180534732633683</text:p>
          </table:table-cell>
          <table:table-cell table:number-columns-repeated="2"/>
          <table:table-cell table:formula="of:=(0.5*[.$F11]*(1/[.$D11])/(1-[.$F11] * 0.5))*(1+1/(1-[.$F11]))" office:value-type="float" office:value="0.0977011494252874" calcext:value-type="float">
            <text:p>0.0977011494252874</text:p>
          </table:table-cell>
        </table:table-row>
        <table:table-row table:style-name="ro1">
          <table:table-cell table:number-columns-repeated="2"/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[.$C12]/[.$D12]/[.$E12]" office:value-type="float" office:value="0.51" calcext:value-type="float">
            <text:p>0.51</text:p>
          </table:table-cell>
          <table:table-cell table:formula="of:=1/(1+2*[.$F12]+(4*[.$F12]*[.$F12]/(2*(1-[.$F12]))))" office:value-type="float" office:value="0.324503311258278" calcext:value-type="float">
            <text:p>0.324503311258278</text:p>
          </table:table-cell>
          <table:table-cell table:formula="of:=(4*[.$F12]*[.$F12]/(2*(1-[.$F12])))*[.$G12]" office:value-type="float" office:value="0.344503311258278" calcext:value-type="float">
            <text:p>0.344503311258278</text:p>
          </table:table-cell>
          <table:table-cell table:formula="of:=(1/2*[.$H12]*1/2/[.$D12]/(1-[.$F12]/2))*(1+1/(1-[.$F12]))" office:value-type="float" office:value="0.175766995539938" calcext:value-type="float">
            <text:p>0.175766995539938</text:p>
          </table:table-cell>
          <table:table-cell table:number-columns-repeated="2"/>
          <table:table-cell table:formula="of:=(0.5*[.$F12]*(1/[.$D12])/(1-[.$F12] * 0.5))*(1+1/(1-[.$F12]))" office:value-type="float" office:value="0.520408163265306" calcext:value-type="float">
            <text:p>0.520408163265306</text:p>
          </table:table-cell>
        </table:table-row>
        <table:table-row table:style-name="ro1">
          <table:table-cell table:number-columns-repeated="2"/>
          <table:table-cell table:style-name="Default" office:value-type="float" office:value="0.575" calcext:value-type="float">
            <text:p>0.57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C13]/[.$D13]/[.$E13]" office:value-type="float" office:value="0.14375" calcext:value-type="float">
            <text:p>0.14375</text:p>
          </table:table-cell>
          <table:table-cell table:formula="of:=1/(1+2*[.$F13]+(4*[.$F13]*[.$F13]/(2*(1-[.$F13]))))" office:value-type="float" office:value="0.748633879781421" calcext:value-type="float">
            <text:p>0.748633879781421</text:p>
          </table:table-cell>
          <table:table-cell table:formula="of:=(4*[.$F13]*[.$F13]/(2*(1-[.$F13])))*[.$G13]" office:value-type="float" office:value="0.0361338797814208" calcext:value-type="float">
            <text:p>0.0361338797814208</text:p>
          </table:table-cell>
          <table:table-cell table:formula="of:=(1/2*[.$H13]*1/2/[.$D13]/(1-[.$F13]/2))*(1+1/(1-[.$F13]))" office:value-type="float" office:value="0.00527501894619281" calcext:value-type="float">
            <text:p>0.00527501894619281</text:p>
          </table:table-cell>
          <table:table-cell table:number-columns-repeated="2"/>
          <table:table-cell table:formula="of:=(0.5*[.$F13]*(1/[.$D13])/(1-[.$F13] * 0.5))*(1+1/(1-[.$F13]))" office:value-type="float" office:value="0.041970802919708" calcext:value-type="float">
            <text:p>0.041970802919708</text:p>
          </table:table-cell>
        </table:table-row>
        <table:table-row table:style-name="ro1">
          <table:table-cell table:number-columns-repeated="2"/>
          <table:table-cell table:style-name="Default" office:value-type="float" office:value="1.025" calcext:value-type="float">
            <text:p>1.02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[.$C14]/[.$D14]/[.$E14]" office:value-type="float" office:value="0.5125" calcext:value-type="float">
            <text:p>0.5125</text:p>
          </table:table-cell>
          <table:table-cell table:formula="of:=1/(1+2*[.$F14]+(4*[.$F14]*[.$F14]/(2*(1-[.$F14]))))" office:value-type="float" office:value="0.322314049586777" calcext:value-type="float">
            <text:p>0.322314049586777</text:p>
          </table:table-cell>
          <table:table-cell table:formula="of:=(4*[.$F14]*[.$F14]/(2*(1-[.$F14])))*[.$G14]" office:value-type="float" office:value="0.347314049586777" calcext:value-type="float">
            <text:p>0.347314049586777</text:p>
          </table:table-cell>
          <table:table-cell table:formula="of:=(1/2*[.$H14]*1/2/[.$D14]/(1-[.$F14]/2))*(1+1/(1-[.$F14]))" office:value-type="float" office:value="0.17810976901886" calcext:value-type="float">
            <text:p>0.17810976901886</text:p>
          </table:table-cell>
          <table:table-cell table:number-columns-repeated="2"/>
          <table:table-cell table:formula="of:=(0.5*[.$F14]*(1/[.$D14])/(1-[.$F14] * 0.5))*(1+1/(1-[.$F14]))" office:value-type="float" office:value="0.525641025641026" calcext:value-type="float">
            <text:p>0.525641025641026</text:p>
          </table:table-cell>
        </table:table-row>
        <table:table-row table:style-name="ro1">
          <table:table-cell table:number-columns-repeated="2"/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formula="of:=[.$C15]/[.$D15]/[.$E15]" office:value-type="float" office:value="0.243333333333333" calcext:value-type="float">
            <text:p>0.243333333333333</text:p>
          </table:table-cell>
          <table:table-cell table:formula="of:=1/(1+2*[.$F15]+(4*[.$F15]*[.$F15]/(2*(1-[.$F15]))))" office:value-type="float" office:value="0.60857908847185" calcext:value-type="float">
            <text:p>0.60857908847185</text:p>
          </table:table-cell>
          <table:table-cell table:formula="of:=(4*[.$F15]*[.$F15]/(2*(1-[.$F15])))*[.$G15]" office:value-type="float" office:value="0.0952457551385165" calcext:value-type="float">
            <text:p>0.0952457551385165</text:p>
          </table:table-cell>
          <table:table-cell table:formula="of:=(1/2*[.$H15]*1/2/[.$D15]/(1-[.$F15]/2))*(1+1/(1-[.$F15]))" office:value-type="float" office:value="0.0209792412199376" calcext:value-type="float">
            <text:p>0.0209792412199376</text:p>
          </table:table-cell>
          <table:table-cell table:number-columns-repeated="2"/>
          <table:table-cell table:formula="of:=(0.5*[.$F15]*(1/[.$D15])/(1-[.$F15] * 0.5))*(1+1/(1-[.$F15]))" office:value-type="float" office:value="0.1071953010279" calcext:value-type="float">
            <text:p>0.1071953010279</text:p>
          </table:table-cell>
        </table:table-row>
        <table:table-row table:style-name="ro1">
          <table:table-cell table:number-columns-repeated="2"/>
          <table:table-cell table:style-name="Default" office:value-type="float" office:value="0.675" calcext:value-type="float">
            <text:p>0.6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formula="of:=[.$C16]/[.$D16]/[.$E16]" office:value-type="float" office:value="0.225" calcext:value-type="float">
            <text:p>0.225</text:p>
          </table:table-cell>
          <table:table-cell table:formula="of:=1/(1+2*[.$F16]+(4*[.$F16]*[.$F16]/(2*(1-[.$F16]))))" office:value-type="float" office:value="0.63265306122449" calcext:value-type="float">
            <text:p>0.63265306122449</text:p>
          </table:table-cell>
          <table:table-cell table:formula="of:=(4*[.$F16]*[.$F16]/(2*(1-[.$F16])))*[.$G16]" office:value-type="float" office:value="0.0826530612244898" calcext:value-type="float">
            <text:p>0.0826530612244898</text:p>
          </table:table-cell>
          <table:table-cell table:formula="of:=(1/2*[.$H16]*1/2/[.$D16]/(1-[.$F16]/2))*(1+1/(1-[.$F16]))" office:value-type="float" office:value="0.0177748518762344" calcext:value-type="float">
            <text:p>0.0177748518762344</text:p>
          </table:table-cell>
          <table:table-cell table:number-columns-repeated="2"/>
          <table:table-cell table:formula="of:=(0.5*[.$F16]*(1/[.$D16])/(1-[.$F16] * 0.5))*(1+1/(1-[.$F16]))" office:value-type="float" office:value="0.0967741935483871" calcext:value-type="float">
            <text:p>0.0967741935483871</text:p>
          </table:table-cell>
        </table:table-row>
        <table:table-row table:style-name="ro1">
          <table:table-cell table:number-columns-repeated="2"/>
          <table:table-cell table:style-name="Default" office:value-type="float" office:value="1.035" calcext:value-type="float">
            <text:p>1.03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[.$C17]/[.$D17]/[.$E17]" office:value-type="float" office:value="0.5175" calcext:value-type="float">
            <text:p>0.5175</text:p>
          </table:table-cell>
          <table:table-cell table:formula="of:=1/(1+2*[.$F17]+(4*[.$F17]*[.$F17]/(2*(1-[.$F17]))))" office:value-type="float" office:value="0.317957166392092" calcext:value-type="float">
            <text:p>0.317957166392092</text:p>
          </table:table-cell>
          <table:table-cell table:formula="of:=(4*[.$F17]*[.$F17]/(2*(1-[.$F17])))*[.$G17]" office:value-type="float" office:value="0.352957166392092" calcext:value-type="float">
            <text:p>0.352957166392092</text:p>
          </table:table-cell>
          <table:table-cell table:formula="of:=(1/2*[.$H17]*1/2/[.$D17]/(1-[.$F17]/2))*(1+1/(1-[.$F17]))" office:value-type="float" office:value="0.182879360824918" calcext:value-type="float">
            <text:p>0.182879360824918</text:p>
          </table:table-cell>
          <table:table-cell table:number-columns-repeated="2"/>
          <table:table-cell table:formula="of:=(0.5*[.$F17]*(1/[.$D17])/(1-[.$F17] * 0.5))*(1+1/(1-[.$F17]))" office:value-type="float" office:value="0.536269430051813" calcext:value-type="float">
            <text:p>0.536269430051813</text:p>
          </table:table-cell>
        </table:table-row>
        <table:table-row table:style-name="ro1">
          <table:table-cell table:number-columns-repeated="2"/>
          <table:table-cell table:style-name="Default" office:value-type="float" office:value="0.215" calcext:value-type="float">
            <text:p>0.2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formula="of:=[.$C18]/[.$D18]/[.$E18]" office:value-type="float" office:value="0.0215" calcext:value-type="float">
            <text:p>0.0215</text:p>
          </table:table-cell>
          <table:table-cell table:formula="of:=1/(1+2*[.$F18]+(4*[.$F18]*[.$F18]/(2*(1-[.$F18]))))" office:value-type="float" office:value="0.957905041605482" calcext:value-type="float">
            <text:p>0.957905041605482</text:p>
          </table:table-cell>
          <table:table-cell table:formula="of:=(4*[.$F18]*[.$F18]/(2*(1-[.$F18])))*[.$G18]" office:value-type="float" office:value="0.000905041605482134" calcext:value-type="float">
            <text:p>0.000905041605482134</text:p>
          </table:table-cell>
          <table:table-cell table:formula="of:=(1/2*[.$H18]*1/2/[.$D18]/(1-[.$F18]/2))*(1+1/(1-[.$F18]))" office:value-type="float" office:value="0.0000462463773879476" calcext:value-type="float">
            <text:p>4.62463773879476E-05</text:p>
          </table:table-cell>
          <table:table-cell table:number-columns-repeated="2"/>
          <table:table-cell table:formula="of:=(0.5*[.$F18]*(1/[.$D18])/(1-[.$F18] * 0.5))*(1+1/(1-[.$F18]))" office:value-type="float" office:value="0.00219724067450179" calcext:value-type="float">
            <text:p>0.00219724067450179</text:p>
          </table:table-cell>
        </table:table-row>
        <table:table-row table:style-name="ro1">
          <table:table-cell table:number-columns-repeated="2"/>
          <table:table-cell office:value-type="float" office:value="0.295" calcext:value-type="float">
            <text:p>0.2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C19]/[.$D19]/[.$E19]" office:value-type="float" office:value="0.07375" calcext:value-type="float">
            <text:p>0.07375</text:p>
          </table:table-cell>
          <table:table-cell table:formula="of:=1/(1+2*[.$F19]+(4*[.$F19]*[.$F19]/(2*(1-[.$F19]))))" office:value-type="float" office:value="0.862630966239814" calcext:value-type="float">
            <text:p>0.862630966239814</text:p>
          </table:table-cell>
          <table:table-cell table:number-columns-repeated="4"/>
          <table:table-cell table:formula="of:=(0.5*[.$F19]*(1/[.$D19])/(1-[.$F19] * 0.5))*(1+1/(1-[.$F19]))" office:value-type="float" office:value="0.0199055330634278" calcext:value-type="float">
            <text:p>0.0199055330634278</text:p>
          </table:table-cell>
        </table:table-row>
        <table:table-row table:style-name="ro1">
          <table:table-cell table:number-columns-repeated="2"/>
          <table:table-cell office:value-type="float" office:value="4.22" calcext:value-type="float">
            <text:p>4.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C20]/[.$D20]/[.$E20]" office:value-type="float" office:value="1.055" calcext:value-type="float">
            <text:p>1.055</text:p>
          </table:table-cell>
          <table:table-cell table:number-columns-repeated="5"/>
          <table:table-cell table:formula="of:=(0.5*[.$F20]*(1/[.$D20])/(1-[.$F20] * 0.5))*(1+1/(1-[.$F20]))" office:value-type="float" office:value="-4.79545454545455" calcext:value-type="float">
            <text:p>-4.79545454545455</text:p>
          </table:table-cell>
        </table:table-row>
        <table:table-row table:style-name="ro1">
          <table:table-cell table:number-columns-repeated="2"/>
          <table:table-cell office:value-type="float" office:value="4.22" calcext:value-type="float">
            <text:p>4.22</text:p>
          </table:table-cell>
          <table:table-cell table:number-columns-repeated="9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6:31:13.5224739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8:23:38.980809515</meta:creation-date>
    <dc:date>2023-11-14T19:13:18.715674302</dc:date>
    <meta:editing-duration>PT3H42M38S</meta:editing-duration>
    <meta:editing-cycles>3</meta:editing-cycles>
    <meta:generator>LibreOffice/7.5.7.1$Linux_X86_64 LibreOffice_project/50$Build-1</meta:generator>
    <meta:document-statistic meta:table-count="1" meta:cell-count="124" meta:object-count="0"/>
  </office:meta>
</office:document-meta>
</file>